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eef" officeooo:paragraph-rsid="0017feef"/>
    </style:style>
    <style:style style:name="P2" style:family="paragraph" style:parent-style-name="Standard">
      <style:text-properties officeooo:rsid="001f405b" officeooo:paragraph-rsid="001cab0d"/>
    </style:style>
    <style:style style:name="P3" style:family="paragraph" style:parent-style-name="Standard">
      <style:text-properties officeooo:rsid="001ae9dc" officeooo:paragraph-rsid="001cab0d"/>
    </style:style>
    <style:style style:name="P4" style:family="paragraph" style:parent-style-name="Standard">
      <style:text-properties fo:font-weight="bold" officeooo:rsid="00198720" officeooo:paragraph-rsid="00198720" style:font-weight-asian="bold" style:font-weight-complex="bold"/>
    </style:style>
    <style:style style:name="P5" style:family="paragraph" style:parent-style-name="Standard">
      <style:text-properties fo:font-weight="bold" officeooo:rsid="001fdc82" officeooo:paragraph-rsid="001fdc82" style:font-weight-asian="bold" style:font-weight-complex="bold"/>
    </style:style>
    <style:style style:name="T1" style:family="text">
      <style:text-properties style:font-name="Liberation Serif1" officeooo:rsid="001c65f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f405b"/>
    </style:style>
    <style:style style:name="T4" style:family="text">
      <style:text-properties officeooo:rsid="001c5208"/>
    </style:style>
    <style:style style:name="T5" style:family="text">
      <style:text-properties officeooo:rsid="001d62ea"/>
    </style:style>
    <style:style style:name="T6" style:family="text">
      <style:text-properties style:text-position="sub 58%" officeooo:rsid="001c5208"/>
    </style:style>
    <style:style style:name="T7" style:family="text">
      <style:text-properties style:text-position="sub 58%" officeooo:rsid="001d62ea"/>
    </style:style>
    <style:style style:name="T8" style:family="text">
      <style:text-properties style:text-position="sub 58%" style:font-name="Liberation Serif1" officeooo:rsid="001c5208"/>
    </style:style>
    <style:style style:name="T9" style:family="text">
      <style:text-properties style:text-position="0% 100%" officeooo:rsid="001d62ea"/>
    </style:style>
    <style:style style:name="T10" style:family="text">
      <style:text-properties style:font-name="Liberation Serif1"/>
    </style:style>
    <style:style style:name="T11" style:family="text">
      <style:text-properties style:font-name="Liberation Serif1" officeooo:rsid="001c5208"/>
    </style:style>
    <style:style style:name="T12" style:family="text">
      <style:text-properties style:font-name="Liberation Serif1" officeooo:rsid="001cab0d"/>
    </style:style>
    <style:style style:name="T13" style:family="text">
      <style:text-properties officeooo:rsid="001cab0d"/>
    </style:style>
    <style:style style:name="T14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erson Eduardo Villatoro Nova</text:p>
      <text:p text:style-name="P4"/>
      <text:p text:style-name="P4">2014-42819</text:p>
      <text:p text:style-name="P4"/>
      <text:p text:style-name="P5">Organización de Lenguajes y Compiladores 2 <text:s/>Sección: A-</text:p>
      <text:p text:style-name="P1"/>
      <text:p text:style-name="P3">S → <text:tab/>E <text:span text:style-name="T3">{ write(E.cadena); }</text:span></text:p>
      <text:p text:style-name="P3"/>
      <text:p text:style-name="P3"/>
      <text:p text:style-name="P3">E →<text:tab/><text:span text:style-name="T4">T</text:span> <text:span text:style-name="T4">{ E’.cadena = T.cadena; }</text:span> <text:span text:style-name="T13">E’ { E.cadena = E’.cadena; }</text:span></text:p>
      <text:p text:style-name="P3"/>
      <text:p text:style-name="P3"/>
      <text:p text:style-name="P3"><text:span text:style-name="T13">E’</text:span>→ <text:tab/><text:span text:style-name="T3">+</text:span> <text:span text:style-name="T3">T { E’</text:span><text:span text:style-name="T6">1</text:span><text:span text:style-name="T4">.cadena = generarTemporarl(); write(E’</text:span><text:span text:style-name="T6">1</text:span><text:span text:style-name="T4">.cadena, ‘=’, E’</text:span><text:span text:style-name="T6">h</text:span><text:span text:style-name="T4">.cadena, ‘+’, T.cadena); }</text:span> </text:p>
      <text:p text:style-name="P3"><text:tab/><text:span text:style-name="T13">E’</text:span> <text:span text:style-name="T5">{ E’</text:span><text:span text:style-name="T7">s</text:span><text:span text:style-name="T9">.cadena</text:span><text:span text:style-name="T5"> = E’</text:span><text:span text:style-name="T7">1</text:span><text:span text:style-name="T5">.cadena; }</text:span></text:p>
      <text:p text:style-name="P3"/>
      <text:p text:style-name="P3"><text:tab/>- <text:span text:style-name="T3">T { E’</text:span><text:span text:style-name="T6">1</text:span><text:span text:style-name="T4">.cadena = generarTemporarl(); write(E’</text:span><text:span text:style-name="T6">1</text:span><text:span text:style-name="T4">.cadena, ‘=’, E’</text:span><text:span text:style-name="T6">h</text:span><text:span text:style-name="T4">.cadena, ‘-’, T.cadena); }</text:span> </text:p>
      <text:p text:style-name="P3"><text:tab/><text:span text:style-name="T13">E’</text:span> <text:span text:style-name="T5">{ E’</text:span><text:span text:style-name="T7">s</text:span><text:span text:style-name="T9">.cadena</text:span><text:span text:style-name="T5"> = E’</text:span><text:span text:style-name="T7">1</text:span><text:span text:style-name="T5">.cadena; }</text:span></text:p>
      <text:p text:style-name="P3"/>
      <text:p text:style-name="P3"><text:tab/>| <text:span text:style-name="T10">ε </text:span><text:span text:style-name="T12">{</text:span><text:span text:style-name="T11"> </text:span><text:span text:style-name="T12">E’</text:span><text:span text:style-name="T8">s</text:span><text:span text:style-name="T11">.cadena = </text:span><text:span text:style-name="T12">E’</text:span><text:span text:style-name="T8">h</text:span><text:span text:style-name="T11">.cadena</text:span><text:span text:style-name="T12">}</text:span></text:p>
      <text:p text:style-name="P3"/>
      <text:p text:style-name="P3"><text:span text:style-name="T4">T</text:span> → <text:tab/><text:span text:style-name="T4">F { T’.cadena = F.cadena; }</text:span> <text:span text:style-name="T13">T’</text:span> <text:span text:style-name="T4">{ T.cadena = T’.cadena; }</text:span></text:p>
      <text:p text:style-name="P3"/>
      <text:p text:style-name="P3"><text:span text:style-name="T13">T’</text:span> → <text:tab/>* <text:span text:style-name="T4">F { T’</text:span><text:span text:style-name="T6">1</text:span><text:span text:style-name="T4">.cadena = generarTemporarl(); write(T’</text:span><text:span text:style-name="T6">1</text:span><text:span text:style-name="T4">.cadena, ‘=’, T’</text:span><text:span text:style-name="T6">h</text:span><text:span text:style-name="T4">.cadena, ‘*’, F.cadena); }</text:span> </text:p>
      <text:p text:style-name="P3"><text:tab/><text:span text:style-name="T13">T’</text:span> <text:span text:style-name="T5">{ T’</text:span><text:span text:style-name="T7">s</text:span><text:span text:style-name="T9">.cadena</text:span><text:span text:style-name="T5"> = T’</text:span><text:span text:style-name="T7">1</text:span><text:span text:style-name="T5">.cadena; }</text:span></text:p>
      <text:p text:style-name="P3"/>
      <text:p text:style-name="P3"><text:tab/>/<text:span text:style-name="T5">F { T’</text:span><text:span text:style-name="T6">1</text:span><text:span text:style-name="T4">.cadena = generarTemporarl(); write(T’</text:span><text:span text:style-name="T6">1</text:span><text:span text:style-name="T4">.cadena, ‘=’, T’</text:span><text:span text:style-name="T6">h</text:span><text:span text:style-name="T4">.cadena, ‘/’, F.cadena); }</text:span> </text:p>
      <text:p text:style-name="P3"><text:tab/><text:span text:style-name="T13">T’</text:span> <text:span text:style-name="T5">{ T’</text:span><text:span text:style-name="T7">s</text:span><text:span text:style-name="T9">.cadena</text:span><text:span text:style-name="T5"> = T’</text:span><text:span text:style-name="T7">1</text:span><text:span text:style-name="T5">.cadena; }</text:span></text:p>
      <text:p text:style-name="P3"><text:tab/></text:p>
      <text:p text:style-name="P3"><text:tab/>| <text:span text:style-name="T10">ε </text:span><text:span text:style-name="T11">{ </text:span><text:span text:style-name="T12">T’</text:span><text:span text:style-name="T8">s</text:span><text:span text:style-name="T11">.cadena = </text:span><text:span text:style-name="T12">T’</text:span><text:span text:style-name="T8">h</text:span><text:span text:style-name="T11">.cadena }</text:span></text:p>
      <text:p text:style-name="P3"/>
      <text:p text:style-name="P3"><text:span text:style-name="T4">F</text:span> → <text:tab/>num<text:tab/>{ <text:span text:style-name="T13">F</text:span>.cadena = num }</text:p>
      <text:p text:style-name="P3"/>
      <text:p text:style-name="P3"><text:tab/>| id<text:tab/>{ <text:span text:style-name="T13">F</text:span>.cadena = id }</text:p>
      <text:p text:style-name="P3"/>
      <text:p text:style-name="P3"><text:tab/>| ( E ) <text:tab/>{ <text:span text:style-name="T13">F</text:span>.cadena = E.cadena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21:50:40.403239120</meta:creation-date>
    <dc:date>2016-09-08T23:35:15.287669091</dc:date>
    <meta:editing-duration>PT10M1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0" meta:word-count="158" meta:character-count="897" meta:non-whitespace-character-count="736"/>
  </office:meta>
</office:document-meta>
</file>